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en" fo:country="GB" officeooo:rsid="001b68f0" officeooo:paragraph-rsid="001b68f0"/>
    </style:style>
    <style:style style:name="P2" style:family="paragraph" style:parent-style-name="Standard">
      <style:text-properties fo:language="en" fo:country="GB" fo:font-weight="bold" officeooo:rsid="001b68f0" officeooo:paragraph-rsid="001b68f0" style:font-weight-asian="bold" style:font-weight-complex="bold"/>
    </style:style>
    <style:style style:name="P3" style:family="paragraph" style:parent-style-name="Standard">
      <style:text-properties fo:language="en" fo:country="GB" officeooo:paragraph-rsid="001ccf70"/>
    </style:style>
    <style:style style:name="P4" style:family="paragraph" style:parent-style-name="Standard">
      <style:text-properties fo:language="en" fo:country="GB" officeooo:rsid="001ccf70" officeooo:paragraph-rsid="001ccf70"/>
    </style:style>
    <style:style style:name="P5" style:family="paragraph" style:parent-style-name="Standard">
      <style:text-properties fo:language="en" fo:country="GB" officeooo:rsid="001dd12b" officeooo:paragraph-rsid="001dd12b"/>
    </style:style>
    <style:style style:name="T1" style:family="text">
      <style:text-properties officeooo:rsid="001ccf70"/>
    </style:style>
    <style:style style:name="T2" style:family="text">
      <style:text-properties officeooo:rsid="001dd12b"/>
    </style:style>
    <style:style style:name="T3" style:family="text">
      <style:text-properties officeooo:rsid="001ec9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ritting unit 3. Ex 11a Page 35</text:p>
      <text:p text:style-name="P1"/>
      <text:p text:style-name="P2">I choose “<text:span text:style-name="T1">3</text:span>”</text:p>
      <text:p text:style-name="P1"/>
      <text:p text:style-name="P3">I have chosen the <text:span text:style-name="T2">topic</text:span> “Men are more interested in sport than women”. I <text:s/>think <text:span text:style-name="T1">it is false </text:span><text:span text:style-name="T3">and I will give a couple of argument why people usually think that way and why we should not</text:span><text:span text:style-name="T1">.</text:span></text:p>
      <text:p text:style-name="P3"/>
      <text:p text:style-name="P3"><text:span text:style-name="T1">A lot of sports that are broadcasted on TV are sports that are played by male teams and that could make women refuse to watch the match and made them less interested in sport. But one thing is watching sports matches and the other one is practising sport.</text:span></text:p>
      <text:p text:style-name="P4">I think that women are interested in sports too. When I walk in the city, I see a lot of women running, there are female teams for practically any sport, and if these teams exist is because women practise it too. <text:span text:style-name="T2">Then we have other “new” sports like Jugger where the teams can be composed by men or women.</text:span></text:p>
      <text:p text:style-name="P4"/>
      <text:p text:style-name="P5">In conclusion, we use to think <text:span text:style-name="T3">that women are less interested in sport than men but it is because what we watch on TV. All we have free time and most of us practise sports to feel healthy, don’t go overweight and have fun, it is not something about the gender.</text:span></text:p>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0T13:36:44.059000000</meta:creation-date>
    <dc:date>2020-10-20T13:53:38.787000000</dc:date>
    <meta:editing-duration>PT5M39S</meta:editing-duration>
    <meta:editing-cycles>3</meta:editing-cycles>
    <meta:generator>LibreOffice/7.0.1.2$Windows_X86_64 LibreOffice_project/7cbcfc562f6eb6708b5ff7d7397325de9e764452</meta:generator>
    <meta:document-statistic meta:table-count="0" meta:image-count="0" meta:object-count="0" meta:page-count="1" meta:paragraph-count="6" meta:word-count="205" meta:character-count="1048" meta:non-whitespace-character-count="848"/>
  </office:meta>
</office:document-meta>
</file>